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72in"/>
    </style:style>
    <style:style style:name="co3" style:family="table-column">
      <style:table-column-properties fo:break-before="auto" style:column-width="1.4634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2.0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</style:style>
  </office:automatic-styles>
  <office:body>
    <office:spreadsheet>
      <table:table table:name="TestPlan for EPPSP_5.2.2 cycle2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number-columns-repeated="4" table:default-cell-style-name="ce25"/>
        <table:table-column table:style-name="co7" table:default-cell-style-name="Default"/>
        <table:table-column table:style-name="co6" table:number-columns-repeated="6" table:default-cell-style-name="Default"/>
        <table:table-column table:style-name="co5" table:number-columns-repeated="47" table:default-cell-style-name="ce25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247];&quot;High&quot;;[.D5:.D247])" office:value-type="float" office:value="140">
            <text:p>140</text:p>
          </table:table-cell>
          <table:table-cell table:style-name="Default" table:formula="of:=SUMPRODUCT(([.C5:.C247]=&quot;High&quot;)*([.E5:.E247]=&quot;x&quot;)*[.D5:.D247])" office:value-type="float" office:value="37">
            <text:p>37</text:p>
          </table:table-cell>
          <table:table-cell table:style-name="Default" table:formula="of:=SUMPRODUCT(([.C5:.C247]=&quot;High&quot;)*([.F5:.F247]=&quot;x&quot;)*[.D5:.D247])" office:value-type="float" office:value="35">
            <text:p>35</text:p>
          </table:table-cell>
          <table:table-cell table:style-name="Default" table:formula="of:=SUMPRODUCT(([.C5:.C247]=&quot;High&quot;)*([.G5:.G247]=&quot;x&quot;)*[.D5:.D247])" office:value-type="float" office:value="37">
            <text:p>37</text:p>
          </table:table-cell>
          <table:table-cell table:style-name="Default" table:formula="of:=SUMPRODUCT(([.C5:.C247]=&quot;High&quot;)*([.H5:.H247]=&quot;x&quot;)*[.D5:.D247])" office:value-type="float" office:value="31">
            <text:p>31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7" office:value-type="string">
            <text:p>Total Medium</text:p>
          </table:table-cell>
          <table:table-cell table:formula="of:=SUMIF([.C5:.C247];&quot;Medium&quot;;[.D5:.D247])" office:value-type="float" office:value="65">
            <text:p>65</text:p>
          </table:table-cell>
          <table:table-cell table:style-name="Default" table:formula="of:=SUMPRODUCT(([.C5:.C247]=&quot;Medium&quot;)*([.E5:.E247]=&quot;x&quot;)*[.D5:.D247])" office:value-type="float" office:value="17">
            <text:p>17</text:p>
          </table:table-cell>
          <table:table-cell table:style-name="Default" table:formula="of:=SUMPRODUCT(([.C5:.C247]=&quot;Medium&quot;)*([.F5:.F247]=&quot;x&quot;)*[.D5:.D247])" office:value-type="float" office:value="16">
            <text:p>16</text:p>
          </table:table-cell>
          <table:table-cell table:style-name="Default" table:formula="of:=SUMPRODUCT(([.C5:.C247]=&quot;Medium&quot;)*([.G5:.G247]=&quot;x&quot;)*[.D5:.D247])" office:value-type="float" office:value="12">
            <text:p>12</text:p>
          </table:table-cell>
          <table:table-cell table:style-name="Default" table:formula="of:=SUMPRODUCT(([.C5:.C247]=&quot;Medium&quot;)*([.H5:.H247]=&quot;x&quot;)*[.D5:.D247])" office:value-type="float" office:value="20">
            <text:p>2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247];&quot;Low&quot;;[.D5:.D247])" office:value-type="float" office:value="0">
            <text:p>0</text:p>
          </table:table-cell>
          <table:table-cell table:style-name="Default" table:formula="of:=SUMPRODUCT(([.C5:.C247]=&quot;Low&quot;)*([.E5:.E247]=&quot;x&quot;)*[.D5:.D247])" office:value-type="float" office:value="0">
            <text:p>0</text:p>
          </table:table-cell>
          <table:table-cell table:style-name="Default" table:formula="of:=SUMPRODUCT(([.C5:.C247]=&quot;Low&quot;)*([.F5:.F247]=&quot;x&quot;)*[.D5:.D247])" office:value-type="float" office:value="0">
            <text:p>0</text:p>
          </table:table-cell>
          <table:table-cell table:style-name="Default" table:formula="of:=SUMPRODUCT(([.C5:.C247]=&quot;Low&quot;)*([.G5:.G247]=&quot;x&quot;)*[.D5:.D247])" office:value-type="float" office:value="0">
            <text:p>0</text:p>
          </table:table-cell>
          <table:table-cell table:style-name="Default" table:formula="of:=SUMPRODUCT(([.C5:.C247]=&quot;Low&quot;)*([.H5:.H247]=&quot;x&quot;)*[.D5:.D247])" office:value-type="float" office:value="0">
            <text:p>0</text:p>
          </table:table-cell>
          <table:table-cell table:number-columns-repeated="7"/>
          <table:table-cell table:style-name="ce30" table:number-columns-repeated="47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thu.nguyen</text:p>
          </table:table-cell>
          <table:table-cell table:style-name="ce24" office:value-type="string">
            <text:p>Path</text:p>
          </table:table-cell>
          <table:table-cell table:style-name="ce24" table:number-columns-repeated="4"/>
          <table:table-cell table:style-name="ce30" table:number-columns-repeated="49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4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4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8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8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08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10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10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10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1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1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ce25" office:value-type="string">
            <text:p>REG_PLF305_ECMS_01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style-name="Default" table:number-columns-repeated="3"/>
          <table:table-cell office:value-type="string">
            <text:p>REG_PLF305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5_ECMS_01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5_ECMS_01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5_ECMS_01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5_ECMS_01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5_ECMS_01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5_ECMS_01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5_ECMS_01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5_ECMS_01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5_ECMS_01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5_ECMS_01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5_ECMS_01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5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5_ECMS_01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5_ECMS_01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5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5_ECMS_01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6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1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1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6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ce25" office:value-type="string">
            <text:p>REG_PLF306_ECMS_01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6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REG_PLF306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REG_PLF307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REG_PLF307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REG_PLF307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7_ECMS_01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7_ECMS_01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7_ECMS_01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7_ECMS_01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4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5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0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0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06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07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08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08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08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09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10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10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10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11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8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1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1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8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8_ECMS_012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8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8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8_ECMS_013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9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2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3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9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4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5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9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6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7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9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08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09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office:value-type="string">
            <text:p>REG_PLF309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office:value-type="string">
            <text:p>REG_PLF309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EG_PLF309_ECMS_010</text:p>
          </table:table-cell>
          <table:table-cell table:number-columns-repeated="6"/>
          <table:table-cell table:style-name="Default" table:number-columns-repeated="47"/>
        </table:table-row>
        <table:table-row table:style-name="ro1">
          <table:table-cell table:style-name="ce25" office:value-type="string">
            <text:p>REG_PLF309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11</text:p>
          </table:table-cell>
          <table:table-cell table:style-name="ce25" table:number-columns-repeated="6"/>
          <table:table-cell table:number-columns-repeated="47"/>
        </table:table-row>
        <table:table-row table:style-name="ro1">
          <table:table-cell table:style-name="ce25" office:value-type="string">
            <text:p>REG_PLF309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table:number-columns-repeated="3"/>
          <table:table-cell office:value-type="string">
            <text:p>x</text:p>
          </table:table-cell>
          <table:table-cell table:style-name="ce25" office:value-type="string">
            <text:p>REG_PLF309_ECMS_011</text:p>
          </table:table-cell>
          <table:table-cell table:style-name="ce25" table:number-columns-repeated="6"/>
          <table:table-cell table:number-columns-repeated="47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5">07/25/2012</text:date>, <text:time>14:2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5T14:22:34</dc:date>
    <dc:creator>exoplatform </dc:creator>
    <meta:editing-duration>PT2H29M32S</meta:editing-duration>
    <meta:editing-cycles>19</meta:editing-cycles>
    <meta:generator>LibreOffice/3.4$Unix LibreOffice_project/340m1$Build-402</meta:generator>
    <meta:document-statistic meta:table-count="2" meta:cell-count="1485" meta:object-count="0"/>
    <meta:user-defined meta:name="Info 1"/>
    <meta:user-defined meta:name="Info 2"/>
    <meta:user-defined meta:name="Info 3"/>
    <meta:user-defined meta:name="Info 4"/>
  </office:meta>
</office:document-meta>
</file>